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Jomolhari" svg:font-family="Jomolhari" style:font-pitch="variable"/>
    <style:font-face style:name="Jomolhari1" svg:font-family="Jomolhari" style:font-adornments="Regular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Wangdi" svg:font-family="Wangdi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6626in" fo:break-before="auto" style:use-optimal-row-height="fals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Jomolhari" fo:font-size="16pt" fo:language="az" fo:country="cyrillic" fo:font-style="normal" fo:text-shadow="none" style:text-underline-style="none" fo:font-weight="normal" style:text-underline-mode="continuous" style:text-line-through-mode="continuous" style:font-name-asian="Jomolhari" style:font-size-asian="20pt" style:language-asian="zxx" style:country-asian="none" style:font-style-asian="normal" style:font-weight-asian="normal" style:font-name-complex="Jomolhari1" style:font-size-complex="16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ext-properties fo:font-size="16pt" fo:language="az" fo:country="cyrillic" style:font-name-complex="Jomolhari1" style:font-size-complex="16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56" table:default-cell-style-name="ce2"/>
        <table:table-row table:style-name="ro1">
          <table:table-cell table:style-name="ce1" office:value-type="string">
            <text:p>ཛ། (མིང་) རྫོང་ཁའི་གསལ་བྱེད་བཅུ་དགུ་པ་ཛ།མིང་གཞིའི་མོ་ཡིག་ཅིག་ཨིན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ཛ་རྐྱང༌། (མིང་) མགོ་ཅན་དང་སྔོན་འཇུག་ཚུ་ག་ནི་ཡང་མེད་པའི་ཛ་རྐྱང་པའི་ཡི་གུ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ཛ་གད། (མིང་) ཆང་ཕུད་ཀྱི་མཆོད་པ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ཛ་ཏི། (མིང་) རླུང་སྨན་ཛ་ཏི་གི་མིང༌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ཛ་ཏི་པ་ནེ། (མིང་) པ་ནེའི་རིགས་ཅིག་ཨིན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ཛ་ཏི་ཕ་ལ། (མིང་) སྨན་ཛ་ཏི་གི་འབྲས་བུ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ཛ་རྟགས། (མིང་) ཡི་གུ་ཛའི་རྟགས་ཅན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ཛ་དྲག (མིང་) བོད་སྐད་ལས་གློ་བུར་ཉེན་འཚུབས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ཛ་སྡེ། (མིང་) གསལ་བྱེད་ཛ་པའི་སྡེ་ཚན།སྨན་ཛ་ཏི་གི་ལོ་རྒྱུས་ཤེས་དགོ་པ་ཅིན་ཚིག་མཛོད་ཛ་སྡེའི་ནང་བལྟ་ད་ཟེར་དོ་བཟུམ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ཛ་པ། (མིང་) གསལ་བྱེད་གོ་རིམ་ཅན་གྱི་དངོས་པོ།བང་སྒྲོམ་ཛ་པ་ཁང་མིག་ཛ་པ་ཚུ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ཛ་འཕྲུ། (མིང་) ཆོས་སྐད་ལས་ཡི་གུ་ཛ་གི་མཆོ་ཏོ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ཛ་ཡནྟུ། (མིང་) <text:s/>ལེགས་སྦྱར་གྱི་སྐད་ཨིན།རྒྱལ་བར་གྱུར་ཅིག་ཟེར་བའི་དོན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ཛ་རེ་ཛོ་རེ། (མིང་ཁྱད་) ནར་ནོར་དང་དོན་གཅིག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ཛ་ལང༌། (མིང་) སྤྱོད་པ་ཞིབ་ཏོག་ཏོ་མེན་པ།མ་རུངས་པའི་སྤྱོད་པ།ཞི་ཞིང་དུལ་བའི་འགལ་ཚིག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ཛ་ཧུའི་བུམོ། (མིང་) ཆུ་མོ་གདྒཱ་གི་མིང༌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ཛག་ཛིག (མིང་ཁྱད་) ཤིང་དང་རྡོ་རྐངམ་དང་ལགཔ་ཚུ་རང་བཞིན་གྱིས་ཛག་ཛིག་བཏང་གག་འགྱོ་ནི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ཛམྦུ་གླིང༌། (མིང་) གླིང་བཞི་གི་ནང་གསེས་ལྷོ་འཛམ་བུ་གླིང༌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ཛམྦུ་ཆུ་གསེར། (མིང་) མཚོ་མ་དྲོས་པ་ལས་ཐོན་པའི་གསེར་ལེགས་ཤོས་ཅིག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ཛམྦུ་བྲིཀྵ། (མིང་) མཚོ་མ་དྲོས་པའི་སྦོ་ལོགས་ཁར་སྐྱེ་མི་ཤིང་ཅིག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ཛམྦྷ་ལ། (མིང་) ནོར་གྱི་ལྷ་གནོད་སྦྱིན་ཛམྦྷ་ལྷ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ཛར་ཛར། (མིང་) མཐོ་ས་ལས་མར་དཔྱང་ཚུལ་ཅིག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ཛའི། (འབོད་སྒྲ) འདྲོགས་སྣང་འཆར་ཚུལ་གྱི་སེམས་ཚོར་སྟོན་པའི་འབོད་སྒྲ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ཛར་ཛོར། (མིང་ཁྱད་) ཛ་རེ་ཛོ་རེ་དང་དོན་གཅིག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ཛི་ན་མི་ཏྲ། (མིང་) ལེགས་སྦྱར་གྱི་སྐད་ཨིན།དུས་རབས་བརྒྱད་པའི་ནང་བྱོན་པའི་ཁ་ཆེའི་གཡུས་ཀྱི་པཎྜི་ཏ་ཅིག་གི་མཚན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ཛྙཱ་ན། (མིང་) ལེགས་སྦྱར་གྱི་སྐད་ཨིན།ཡེ་ཤེས་ཟེར་བའི་དོན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ཛྙཱ་ན་སུ་ཏྲ། (མིང་) ལེགས་སྦྱར་གྱི་སྐད་ཨིན།འདི་བོད་ལུ་རྫོགས་པ་ཆེན་པོའི་ཆོས་སྤེལ་མི་རྒྱ་གར་གྱི་སློབ་དཔོན་ཡེ་ཤེས་མདོ་གི་མཚན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ངས། (མིང་) དཔའ་མཛངས་ཟེར་མི་མཁས་པ་ཤེས་རབ་ཅན་ལུ་གོ་ནི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ངས་སྤྱོད། (མིང་) ཡ་རབས་མཁས་པའི་མཛད་སྤྱོད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ངས་བླུན། (མིང་) ༡སངས་རྒྱས་ཀྱི་གསུང་མདོ་མཛངས་བླུན་གྱི་མཚན།༢མཁས་པ་དང་བླུན་པོའི་བསྡུས་མིང༌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ངས་མ། (མིང་) ཨམ་སྲུ་མཁས་པ་ཤེས་རབ་ཅན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ད། (བྱ་ཚིག་) འབད་ནི་ལུ་ཞེ་ས་སྦྱར་བ།ཕྱག་ལཱ་འདི་ཁོ་གིས་མཛད་ནི་ཨིན།ཁྲིམས་འདི་གཞུང་གིས་མཛད་མཛདཔ་ཨིན་ཟེར་དོ་བཟུམ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ད་སྒོ (མིང་) ཕྱག་ལཱ་མཛད་སྒོའི་རིམ་པ་བྱ་སྒོ་དང་དོན་འདྲ།མཛད་ནི་བཅའ་ནི་གི་ཞེ་ས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ད་བརྒྱ། (མིང་) སངས་རྒྱས་ཤཱཀྱ་ཐུབ་པའི་སྐྱེས་རབས་བརྒྱ་རྩ་བརྒྱད་སྟོན་པའི་རྣམ་ཐར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ད་རྣམ། (མིང་) རྣམ་ཐར་དང་དོན་གཅིག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ད་པ། (མིང་) ༡ལཱ་དང་བྱ་བའི་མིང་གི་ཞེ་ས།སྟོན་པའི་མཛད་པ་བཅུ་གཉིས་ཟེར་སླབ་དོ་བཟུམ།༢ཕྱག་ལཱ་གནང་ཚར་བའི་དོན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ད་པ་བཅུ་གཉིས། (མིང་) སངས་རྒྱས་ཀྱི་མཛད་པ་གྲགས་ཆེན་བཅུ་གཉིས།༡དགའ་ལྡན་གནས་ལས་འཛམ་བུའི་གླིང་ལུ་བྱོན་པ།༢ལྷུམས་སུ་ཞུགས་པ།༣སྐུ་འཁྲུངས་པ།༤གཞོན་ནུའི་རོལ་རྩེད་ལུ་མཁས་པ།༥བཙུན་མོའི་འཁོར་གྱིས་རོལ་བ།༦རབ་ཏུ་བྱུང་བ།༧དཀའ་བ་སྤྱད་པ།༨བྱང་ཆུབ་ཀྱི་སྙིང་པོར་གཤེགས་པ།༩བདུད་བཏུལ་བ།༡༠མངོན་པར་རྫོགས་པར་སངས་རྒྱས་པ།༡༡ཆོས་ཀྱི་འཁོར་ལོ་བསྐོར་བ།༡༢མྱ་ངན་ལས་འདས་ཚུལ་སྟོན་པའི་མཛད་པ་ཚུ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ད་སྤྱོད། (མིང་) མཛད་པ་དང་སྤྱོད་པའི་བསྡུས་མིང༌།འབད་བཞག་བཅའ་གཞག་གི་ཞེ་ས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ད་འཕྲིན། (མིང་) ཕྱག་ལཱ་དང་དེའི་དར་ཁྱབ་ཀྱི་མིང༌།མཛད་པ་དང་འཕྲིན་ལས་གཅིག་ཁར་སླབ་ཐངས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ད་བྱང༌། (མིང་) དཔེ་ཆའི་མཛད་བྱང་མཁས་པ་ཚུ་གིས་དཔེ་ཆ་བརྩམ་ད་མཇུག་ལུ་བཀོད་དེ་ཡོད་པའི་བརྩམས་ཚུལ་དང་རྩོམ་པ་པོའི་ལོ་རྒྱུས།དཔེ་ཆ་གང་ཡིན་མ་ཤེསན་མགོ་ལུ་བལྟ།།རྩོམ་མི་གང་ཡིན་མ་ཤེསན།།མཇུག་ལུ་བལྟ་ཟེར་དོ་བཟུམ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ད་མི། (མིང་) ལཱ་འབད་མི་ཟེར་བའི་ཞེ་ས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ད་ཤུལ། (མིང་) ཕྱག་ལཱ་མཛད་པའི་ཤུལ་ཕྱག་རྗེས་དང་དོན་གཅིག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དན། (བྱ་ཚིག་) མཛད་པ་ཅིན་ཟེར་བའི་བསྡུ་ཚིག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དནི། (བྱ་ཚིག་) ཕྱག་ལཱ་མཛདནི་མཛད་དགོ་པས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དཔ། (བྱ་ཚིག་) ཕྱག་ལཱ་མ་མཛདཔ་མེན།ལེ་ཤ་མཛད་མཛདཔ་ཡོད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འ་གྲོགས། (མིང་) སེམས་གནམ་མེད་ས་མེད་མཐུན་པའི་ཆ་རོགས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འ་མཐུན། (མིང་) མཛའ་ཞིང་མཐུན་པ།འཆམ་ཏོག་ཏོ་གི་གནས་སྟངས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འ་བོ། (མིང་) སེམས་མཐུན་པའི་ལྟོ་ཚང༌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འ་མི་མཛའ། (མིང་) འཆམ་མི་འཆམ་མཐུན་མི་མཐུན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འ་མོ། (མིང་) སེམས་མཐུན་པའི་ཆ་རོགས་བུམོ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འ་བཤེས། (མིང་) གྲོགས་མཛའ་བཤེས་ཟེར་ཆ་རོགས་འཆམ་ཏོག་ཏོ་དང་གཉེན་གྲོགས།གཞན་མཐུན་ལམ་ཡོད་མི་ཚུ་ལུ་གོཝ་ཨིན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ར། (མིང་) ལྟོ་མཛར།དྲོ་མཛར་ཚུ་གི་ཚིག་གྲོགས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ར་ཅུམ། (མིང་) མི་འཆམ་ཏོག་ཏོ་མཛའ་བཤེས་ཚུ་གཅིག་ཁར་འཛོམས་ཏེ་ཟ་ནི་གི་བཞེས་སྒོ།ང་བཅས་ལྟོ་ཚང་ཚུ་སྤང་ནང་མཛར་ཅུམ་ཅིག་ཟ་བར་འགྱོ་གེ་ཟེར་དོ་བཟུམ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ར་དུས། (མིང་) ཉིམ་མཛརཝ་ཟ་རན་ཁར་ལྷོད་པའི་དུས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རཝ། (མིང་) དྲོ་པ་གི་བཞེས་སྒོ་ལུ་མཛརཝ་དང་དྲོ་མཛར་ཟེར་སླབ་ནི་ཡོད།དྲོ་པ་ཟ་ནི་གི་བཞེས་སྒོ་ཁྱོད་དྲོ་པ་གི་མཛརཝ་ཟ་ཡི་ག་ཚུ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ུབ། (མིང་) ལག་པའི་མཛུབ་མོ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ུབ་དཀྱིས། (མིང་) གསེར་གྱི་མཛུབ་དཀྱི་དངུལ་གྱི་མཛུབ་དཀྱི་ཚུ།ལག་པའི་མཛུབ་མོ་གུ་དཀྱི་ནི་གི་རྒྱན་ཆ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ུབ་ཁྲིད། (བྱ་ཚིག་) དཔེ་ཆ་དང་རི་མོ་སྟོནམ་ད་ལག་པའི་མཛུབ་མོ་དཔག་སྟེ་རེ་རེ་བཞིན་དུ་མ་འཛོལཝ་འབད་སྟོན་མི།གདམ་ངག་མཛུབ་ཁྲིད་ཟེར་ཡང་སླབ་ནི་ཡོད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ུབ། (མིང་) ལག་པའི་མཛུབ་མོ་ཆུང་ཀུ།ལག་པའི་མཛུབ་མོ་ལུ་ཨམ་མཐེ་བོངམ་མཛུབ་མོ་དགུང་མོ་སྲིན་ལག་མཛུབ་ཅུང་ཟེར་ཡོད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ུབ་སྟོན། (བྱ་ཚིག་) མཛུབ་མོ་དཔག་སྟེ་སྟོན་པའི་བསྡུས་ཚིགམཛུབ་ཁྲིད་དང་འདྲ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ུབ་དྲུག (མིང་) ལག་པའི་མཛུབ་མོ་དྲུག་ཡོད་མི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ུབ་གནོན་པ། (མིང་) ལྕགས་པར་དང་གློག་རིག་ཚུ་རྐྱབ་མི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ུབ་གནོན་ལྕགས་པར། (མིང་) ཡི་གུ་པར་རྐྱབ་ནི་གི་འཕྲུལ་ཆས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ུབ་པར། (མིང་) མཛུབ་མོ་གི་རྗེས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ུབ་མོ། (མིང་) ༡ལག་པའི་མཛུབ་མོ་གཉིས་པའི་མིང༌།༢མཛུབ་མོ་སྤྱིར་བཏང་གི་མིང༌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ུབ་མོ་དཔགདམིགས་སུ་སྟོན་པ། (བྱ་ཁྱད་) དཔེར་ན་མི་མང་ས་མོ་ལུ་མཛུབ་མོ་དཔག་སྟེ་མ་སྟོན་ཟེར་དོ་བཟུམ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ུབ་མོ་བཙུགས་པ། (བྱ་ཚིག་) མཛུབ་མོ་དཔག་པའི་དོན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ུབ་རྩེ། (མིང་) མཛུབ་མོའི་སྤྱི་ཏོག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ུབ་ཚིགས། (མིང་) མཛུབ་མོའི་ཚིགས་ཏོ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ུབ་ཤུབས། (མིང་) ལག་པའི་མཛུབ་མོ་གུ་བཙུག་ནི་གི་ཤུབས།མདའ་རྐྱབ་ད་དང་ཚེམ་རྐྱབ་ད་དགོ་ནི་གི་ཅ་ལ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ེ། (མིང་) མཛེ་ནད་ཟེར་མི་འདི་མ་གཞི་ས་བདག་ཀླུ་གཉན་གྱི་ནད་རིགས་ཅིག་ཨིན།ནད་ཡོད་མི་གི་གོ་ལ་ཚུ་ལས་གཅིག་གིས་གཅིག་ལུ་འབུ་སྟེ་ཐོབ་མི་ཅིག་དང་རིགས་བརྒྱུད་ལས་ཡོད་མི་ཅིག་ཡོད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ེ་ཁྲག (མིང་) མཛེ་རྨ་ལས་ཐོན་པའི་ཁྲག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ེ་ཏའི་ཚལ། (མིང་) རྒྱ་གར་རྒྱལ་པོའི་ཁབ་ལུ་ཡོད་པའི་སངས་རྒྱས་ཆོས་གསུང་སའི་གླིང་ཀ་ཅིག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ེ་སྟར། (མིང་) ནགས་ཚལ་ནང་གི་སྟར་ཀོ་ལུ་མཛེ་སྟར་ཟེར་སླབ་ཨིན།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ེ་ནད། (མིང་) འདི་ལུ་ཀླུ་ནད་ས་ནད་ཟེར་ཡང་སླབ་འོང༌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ེ་ཕོ། (མིང་) ཕོ་རྒྱ་མཛེ་ནད་ཡོད་མི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ེ་མོ། (མིང་) ཨམ་སྲུ་མཛེ་ནད་ཡོད་མི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ེར། (མིང་) ལྕགས་མཛེར་ཤིང་མཛེར་ཚུ།གཟེར་དང་འདྲ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ེར་ཏོག (མིང་) ༡ཤིང་གི་མཛེར་པ་དང༌།༢མིའི་གཟུགས་ཁའི་ཤ་ལུ་སྐྱེས་པའི་མཛེར་པ་ཚུ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ེར་པ། (མིང་) ༡ཤིང་གི་མཛེར་པ་མི་ལུ་སྐྱོན་མེདཔ་དང་ཤིང་ལུ་མཛེརཔ་མེདཔ་མི་འོང་ཟེར་སླབ་དོ་བཟུམ།༢མི་གི་རྐང་ལག་ལུ་ཧིང་ནག་བཟུམ་འབད་སྐྱེས་མི་ཤ་མཛེར་ལུ་ཡང་མཛེརཔ་ཟེར་སླབ་འོང༌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ེརཔ། (མིང་) མཛེར་པ་དང་དོན་གཅིག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ེས། (མིང་ཁྱད་) ལེགས་ཞིམ་འཇའ་རིསམོ་གསར་རིསམོ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ེས་བཀོད། (མིང་) མཛེས་ཏོག་ཏོ་འབད་བཟོ་ནི་གི་བཀོད་པ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ེས་སྐུ (མིང་) གསར་རིསམོ་ཡོད་པའི་གཟུགས་ཀྱི་ཞེ་ས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ེས་རྒྱན། (མིང་) མཛེས་ནི་གི་དོན་ལུ་བརྒྱན་པའི་རྒྱན་ཆ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ེས་ཆོས། (མིང་) ལེགས་པའི་ཁྱད་ཆོས།དཔེར་ན་སྙན་ངག་ནང་ལས་བུ་མོའི་གདོང་གི་མཛེས་ཆོས་འདི་ཤ་དཀར་བ་མཁུར་མཚོས་དམར་བ་མིག་ཏོ་གནགཔ་ཁའི་མཆོ་ཏོ་དམརཔོ་ཚུ་བཀོད་དོ་བཟུམ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ེས་ལྗོངས། (མིང་) ལུང་པ་མཛེས་བཀོད་ཅན།ལུངམ་བཀོད་ལེགས་ཞིམ་ཡོད་མི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ེས་ཏོག་ཏོ། (མིང་) ཡིད་ཁར་འོང་ཏོག་ཏོ་བྱ་མཆིས་ཆི་ལེགས་ཤོམ་མིག་ཁར་ཚུད་ཏོག་ཏོ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ེས་ལྡན། (མིང་ཁྱད་) གདོང་མཛེས་ཏོག་ཏོ་ཡོད་པའི་མི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ེས་སྡུག་ཡིད་འོང༌། (མིང་ཁྱད་) འཇའ་རིསམོ།ཡིད་ཁར་འོང་མི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ེས་པ། (མིང་ཁྱད་) ཕོ་རྒྱ་གསར་རིསམོ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ེས་མ། (མིང་) མོ་འཇར་རིས་མོ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ེས་མི་མཛེས། (མིང་ཁྱད་) ལེགས་མི་ལེགས་བྱ་མི་བྱ་ཟེར་བའི་དོན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ེས་མོ། (མིང་) བུམོ་འཇའ་རིསམ་དང་འདྲ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ོ། (མིང་) གླང་དང་འབྱིམོ་གཉིས་བསྡོམས་ཀྱི་ཕྱུག་གུ་ཕོ་ལུ་མཛོ་དང་མོ་ལུ་མཛོ་མོ་ཟེར་སླབ་ཨིན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ོ་གདང༌། (མིང་) མཛོ་བཏག་ནི་གི་ཐག་པའི་གདང༌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ོ་མོ། (མིང་) འབྱིམོ་གུ་ཕ་གླང་འགྱོ་བའི་ཕྱུག་གུ་མོ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ོ་མོའི་རྟོལ། (མིང་) མཛོ་གི་ཕྱུག་གུ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ོག (མིང་) ལག་པའི་མཛུབ་མོ་ལྔ་གཅིག་ཁར་བསྒོངས་པའི་མིང༌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ོག་ཁྱད། (བྱ་ཁྱད་) ༡ལག་པའི་མཛོག་གཅིག་གིས་གཅིག་ལུ་བླུགས་བྱིན་ནི།ག་དྲག་འབད་ནི་གི་རྩེདམོ།༢འཐབ་རྒྱགས་འབདཝ་ད་དོན་ལས་རང་གི་མཛོག་ཁྱལ་བརྗེ་ནི་ཡང་ཡོད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ོད། (མིང་) མི་ཟད་པའི་གཏེར།དཔེར་ན་བང་མཛོད་ཚིག་མཛོད་དཔེ་མཛོད་འབྲུ་མཛོད་ཟེར་དོ་བཟུམ།ལེ་ཤ་གཅིག་ཁར་བསགས་པའི་གཏེར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ོད་ཁང༌། (མིང་) གཞུང་གི་གཉེར་ཚང་དང་ཅ་ལ་ཚུ་བཞག་སའི་ཁྱིམ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ོད་འགྲེལ། (མིང་) ཆོས་མངོན་པ་མཛོད་ཀྱི་འགྲེལ་པ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ོད་ཅིག (སྐུལ་ཚིག་) ཕྱག་ལཱ་མཛད་ད་ཟེར་བའི་སྐུལ་ཚིག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ོད་གཉེར། (མིང་) ཕྱག་མཛོད་བདག་འཛིན་འབད་མི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ོད་དེབ། (མིང་) ཅ་ཆས་ཐོ་བཀོད་མ་ཡིག་ལུ་མཛོད་དེབ་ཟེར་འབྲིཝ་ཨིན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ོད་བདུན། (མིང་) ཀུན་མཁྱེན་ཀློང་ཆེན་པའི་ཆོས་དབྱིངས་མཛོད།ཡིད་བཞིན་མཛོད།ཐེག་མཆོག་མཛོད།གྲུབ་མཐའ་མཛོད།གནས་ལུགས་མཛོད།མན་ངག་མཛོད།ཚིག་དོན་མཛོད་དང་བདུན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ོད་དཔོན། (མིང་) ཕྱག་མཛོད་བདག་འཛིན་འབད་མི་གི་འགོ་དཔོན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མཛོད་སྤུ། (མིང་) མིག་ཏོ་གཉིས་ཀྱི་སྦུག་ལུ་ཡོད་པའི་སྤུ་ལུ་ཞེ་ས་སྦྱར་བ་སངས་རྒྱས་ཀྱི་མཛོད་སྤུ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ག (མིང་) ལེགས་སྦྱར་སྐད་ཟུར་ཆག།ཆུ་དང་ཆརཔ་ཚུ་མར་ས་ཁར་འཛག་ནི་ཆུ་ཐིག་པ་འཛག་དེས་ཟེར་དོ་བཟུམ།མ་འོངས་པ་དང་ད་ལྟ་བའི་ལས་ཚིག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ད། (མིང) ཆོས་སྐད་ལས་ཟད་པའི་དོན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བ། (མིང་) ལེགས་སྦྱར་སྐད་ཟུར་ཆག། གཟུངས་སྔགས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བ་བཟླས། (མིང་) གཟུངས་སྔགས་བགྱང་ནི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མ་གླིང༌། (མིང་) འཇིག་རྟེན་གྱི་ཁམས་འདི་གླིང་བཞི་རི་རབ་ཉི་ཟླ་ལྷ་གནས་ཟེར་བརྩི་ནི་ཡོད་པའི་ནང་ལས་དབུས་ཀྱི་རི་བོ་མཆོག་རབ་ཀྱི་ཤར་ལྷོ་ནུབ་བྱང་ལུ་གླིང་ཆེན་བཞི་ཡོད་ས་ལས་ལྷོའི་གླིང་ལུ་ལྷོ་འཛམ་བུ་གླིང་ཟེར་ད་ལྟོ་ང་བཅས་ར་གནས་ཏེ་ཡོད་ས་ལུ་བརྩིཝ་ཨིན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མ་གླིང་གཅིག་གྱུར། (མིང)་ བརྒྱུད་འབྲེལ་ཐབས་ལམ་ལུ་བརྟེན་ཏེ་འཛམ་གླིང་ཐག་ཉེ་བར་གྱུར་པ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མ་གླིང་རྒྱས་བཤད། (མིང་) སྣོད་བཅུད་ཆགས་ཚུལ་གྱི་རྒྱལ་རབས་དང་བྱུང་རབས་ཚུ་ལུ་གོ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མ་གླིང་སྤྱི་ཚོགས། (མིང་) འཛམ་གླིང་རྒྱལ་ཁབ་ཡོངས་ཀྱི་འཐུས་མི་ཡོད་པའི་ཚོགས་འཛོམས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མ་གླིང་མི་སྡེ། (མིང་) འཛམ་བུ་གླིང་གི་མི་ཚན་གྱི་སྡེ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མ་གླིང་སེང་ཆེན་རྒྱལ་པོ། (མིང་) གླིང་གེ་སར་རྒྱལ་པོའི་མཚན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མ་བུ་གླིང༌། (མིང་) འཛམ་གླིང་དང་དོན་གཅིག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མ་བུའི་ཆུ་གསེར། (མིང་) ཛམྦྷུ་ཆུ་གསེར་གྱི་འབྲི་ཚུལ་གཞན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མ་བུའི་ཤིང༌། (མིང་) ཛམྦུ་བྲིཀྵ་དང་དོན་གཅིག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འ། (མིང་) རྒྱལ་ཁབ་ཀྱི་དངུལ་དང་དངུལ་སོརཝ་ད་གི་ཁྱད་པར་ཐེབས་སྤྲོད་དགོ་མི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འ་ཐང༌། (མིང་) དངུལ་གཉིས་ཀྱི་བར་ན་ཁྱད་པར་བརྩི་ཐང་གི་ཚད་གཞི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ར་བ། (མིང་) ཆུམ་བརྔོ་བརྔོ་བའི་འཛརཝ།ཆུམ་གྱི་འཛརཝ་ལུ་དབྱེ་བ་གཞུང་འཛར་བཤུར་འཛར་སྐམ་འཛར་སྦོ་ཡོས་ཚུ་ཡོད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རཝ། (མིང་) འཛར་བ་འཛརཝ་ཀཝ་གི་འབྲི་ཚུལ་དང་འདྲ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རཝ་མར་སྒྱེས། (མིང་) ཇ་རྩམ་འཛརཝ་དང་མར་སླ་བསྲེ་བརྐྱབས་ཏེ་བཟོ་མི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ིང༌། (བྱ་ཚིག་) སྐེད་བཤེད་འཛིང་ནི་འཐབ་འཛིང་འབད་ནི་དམག་འཛིང་ཚུ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ིང་ཁ། (བྱ་ཚིག་) ཉོགས་ཡོད་མི།རྩོད་གཞི་ཅན་ལུ་འཛིང་ཁ་ཟེར་སླབ་ཨིན།དཔེར་ན་ད་ལྟོ་ས་ཆ་འདི་གི་སྐོར་ལས་འཛིང་ཁ་འབད་སྡོད་ནུག་ཟེར་དོ་བཟུམ་རྩོད་གཞི་ཐག་མ་ཆོད་པར་ཡོད་པ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ིང་འཁྲུགས། (བྱ་ཚིག་) དམག་ལགཔ་འཕྱད་པའི་མིང༌།དམག་འཁྲུགས་དང་དོན་གཅིག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ིངས་མི། (མིང་) དམག་རྐྱབ་མི་དང་ལག་འཛིང་རྐྱབ་མི་ཚུ་ལུ་གོ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ིངན། (བྱ་ཚིག་) འཛིང་པ་ཅིན་ཟེར་བའི་བསྡུ་ཚིག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ིངཔ། (བྱ་ཁྱད་) བྱང་ཕྱད་དང་འཛིང་འཛིངཔ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ིངམ། (བྱ་ཁྱད་) ང་བཅས་འཛིང་འཛིངམ་རང་མེད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ིན། (བྱ་ཚིག་) འཆང་བ།དཔེར་ན་ཕྱག་ན་རྡོ་རྗེ་འཛིན་པ།ཅ་ལ་བདག་འཛིན་འབད་ཟེར་དོ་བཟུམ་དང་བསྟན་པ་འཛིན་ཚུ།༢ནག་ཅན་ཚུ་བདའ་སྟེ་བཟུང་ནི་མི་འཛིན་བཟུང་འབད་ནུགཅ་ལ་འཛིན་བཟུང་འབད་ནུག༣དམིགས་པ་དང་ཆ་བཞག་པ་གཟུང་འཛིན་བདག་ཏུ་འཛིན་པ་འཛིན་པ་སེམས་ཟེར་དོ་བཟུམ།༤འགྱུར་བ་མེད་པར་བཞག་མི། གན་འཛིན་དང་ཡིག་འཛིན་ཚུ་ལུ་གོ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ིན་སྐྱོང༌། (མིང་) ཆབ་སྲིད་ཀྱི་རྣམ་གཞག་ཚུ་བདག་འཛིན་འཐབ་ནི་ལུ་འཛིན་སྐྱོང་ཟེར་བའི་ཐ་སྙད་བཏགས་ནུག་རྫོང་ཁག་འཛིན་སྐྱོང་འཛིན་སྐྱོང་འགོ་དཔོན་ཚུ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ིན་སྐྱོང་བཀོད་ཚོགས། (མིང་) ལས་སྡེ་འདི་གི་བྱ་སྒོ་ལུ་གྲོས་བསྡུར་འབད་དེ་བཀོད་ཁྱབ་བྱིན་མི་ཚོགས་པ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ིན་སྐྱོང་མདོ་ཆེན། (མིང་) ལས་སྡེ་བདག་འཛིན་འཐབ་མི་འགོ་དཔོན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ིན་གྲྭ (མིང་) སློབ་རིམ་གྱི་མིང༌།སློབ་གྲྭ་དང་བཤད་གྲྭ་ཚུ་ནང་ལྷབ་མི་གི་སློབ་ཚན།དཔེར་ན་འཛིན་གྲྭ་དང་པ།འཛིན་གྲྭ་གཉིས་པ་ཟེར་དོ་བཟུམ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ིན་ཆགས། (བྱ་ཁྱད་) རྒྱུ་ནོར་ལུ་སེམས་ཀྱིས་ཞེན་ཆགས་བསྐྱེད་ནི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ིན་ཆས། (མིང་) ཁྱིམ་ནང་གི་སྡོད་ཁྲི་ཟ་ཁྲི་ལ་སོགས་པའི་རིགས།དེ་ཚུ་ལུ་ནང་ཆས་ཟེར་ཡང་སླབ་ཨིན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ིན་ཆོས། (མིང་) ༡བློ་ལུ་བཟུང་ནི་གི་དཔེ་ཆ།༢སེམས་ཀྱིས་འཛིན་པའི་ཆོས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ིན་སྟངས། (བྱ་ཁྱད་) ༡ལག་པ་གིས་བཟུང་ཐངས།༢སེམས་ཀྱིས་ཆ་བཞག་ཐངས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ིན་ཐབས། (མིང་) ༡བློ་ལུ་བཟུང་ནི་གི་ཐབས་ཤེས།༢མི་ངན་འཛིན་བཟུང་འབད་ནི་གི་ཐབས་ཤེས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ིན་པ། (བྱ་ཚིག་) ༡ནང་སེམས་ཀྱི་འཛིན་པ།ཕྱི་ཡུལ་གྱི་རྣམ་པ་སེམས་ཐོག་ཏུ་འཛིན་བྱེད་ཀྱི་ཤེས་པ།༢བསྟན་པ་འཛིན་པ་ཆོས་འཛིན་པ་ལུགས་སྲོལ་འཛིན་པའི་བྱེད་ཚིག་ཡང་ཨིན།༣སྐེམ་པ་གི་མིང༌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ིན་བཟུང༌། (བྱ་ཁྱད་) ནག་ཉེས་ཅན་དང་དོགས་པ་ཡོད་མི་ཚུ་ཁྲིམས་སྲུང་འགག་པ་གིས་འཛིན་བཟུང་འབད་བའི་མིང༌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ིན་ཡིག (མིང་) མི་བརྗེད་པའི་དོན་ལུ་བཀོད་པའི་ཡི་གུ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ིན་ཤོག (མིང་) དངུལ་ཁང་གི་འཛིན་ཤོག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ིནམ། (མིང་) ལྟེབ་ཞིན་ན་བཟུང་ནི་གི་ལྕགས་ཀྱི་སྐེམ་པ་ཚུ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ུགས། (མིང་) ༡འགོ་འཛུགས་རྟེན་འབྲེལ་ལཱ་འགོ་བཙུགས་པའི་ད་ལྟ་བ།༢ཤིང་སར་བཙུགས་པ།༣བསྟན་པ་བཙུགས་པ།ལམ་སྲོལ་བཙུགས་པ་ཚུ་གི་བྱེད་ཚིག་དང་ད་ལྟ་བ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ུམ། (བྱ་ཚིག་) སེམས་ནང་ན་དགའ་བའི་རྟགས་གདོང་ཁ་ལུ་སྟོན་པའི་དགའ་འཛུམ་གྱི་མིང་དང་རང་བཞིན་གྱི་བྱེད་ཚིག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ུམ་བཀྱག (མིང་) འཛུམ་མདངས་དང་དོན་གཅིག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ུམ་དཀར། (བྱ་ཁྱད་) མི་ག་ལུ་འབད་རུང་གདོང་འཛུམ་སེག་སེ་སྦེ་སྟོན་ནི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ུམ་སྟོན། (བྱ་ཚིག་) ནང་ན་ལས་སེམས་དགའ་བའི་རྟགས་ལུ་ཕྱི་ཁ་ལུ་གདོང་གི་འཛུམ་སྟོན་ནི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ུམ་མདངས། (མིང་) ཞལ་འཛུམ་མཛེས་པའི་མདངས་ལྡན་ཡ་ལ་ལ།།ཟེར་དོ་བཟུམ་དགའ་བའི་རྣམ་འགྱུར་གྱི་མདངས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ུམ་མདངས་ཤིག་ཤི། (མིང་ཁྱད་) འཛུམ་སྟོན་ཐངས་ཀྱི་རྣམ་འགྱུར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ུམ་ནག (མིང་ཁྱད་) དགའ་མཛུམ་མེད་པར་གདོང་གནག་ལོག་ལོ་འབད་སྡོད་མི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ུམ་མུལ་མུལ། (མིང་ཁྱད་) འཛུམ་སེག་སེ་དང་དོན་གཅིག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ུམ་མེར་མེར། (མིང་ཁྱད་) འཛུམ་མུལ་མུལ་དང་དོན་གཅིག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ུམ་ཚུགས། (མིང་) ༡གདོང་གི་འཛུམ་མདངས།༢བགའཝ་ད་གདོང་གི་ཆ་གང་རུང་ནང་ཧོག་ཀ་ལ་སོགས་པའི་ཚུགས་འཐོན་ནི།བུམོ་འཛུམ་ཚུགས་ཡོད་མི་འདི་འཇའ་རིསམོ་འབད་བརྩིཝ་ཨིན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ུམ་སེག་སེ། (མིང་ཁྱད་) གདོང་འཛུམ་སེག་སེ་ཟེར་དགའ་བའི་རྣམ་པ་སྟོན་ནི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ུལ། (བྱ་ཚིག་) ཕྱི་ཁ་ལས་ནང་ན་འཛུལ་ནི་སློབ་གྲྭ་ནང་འཛུལ་ནི་ཁྱིམ་ནང་འཛུལ་མི་ཚུ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ུལ་སྒོ (མིང་) ཕྱི་ལས་ནང་ན་འཛུལ་སའི་ཕྱི་སྒོ་ནང་སྒོ་གསང་སྒོ་ཚུ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ུལ་ཐམ། (མིང་) རྒྱལ་ཁབ་ནང་འཛུལ་ཆོག་པའི་ཆོག་ཐམས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ུལ་ཞུགས། (བྱ་ཚིག་) ནང་ན་འཛུལ་ནི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ུལ་ཞུགས། (མིང་) ནང་ན་འཛུལ་ཏེ་སྡོད་ནི།ནང་ན་འཛུལ་ནི་གི་མིང༌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ུལ་ཞུགས་ཆོག་ཐམ། (མིང་) རྒྱལ་ཁབ་ནང་ན་འཛུལ་ཆོག་པའི་ཆོག་ཐམ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ུལ་ས། (མིང་) ནང་ན་འཛུལ་སའི་ས་གོ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ུལན། (མིང་) ནང་ན་འཛུལན་ཚ་ཏོག་ཏོ་འོང༌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ུལནི། (མིང་) འཛུལནི་མ་འཛུལ་བས།སྒོ་ཁ་ག་ཅི་འབད་སྡོདཔ་སྨོ་ཟེར་དོ་བཟུམ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ུལཝ། (བྱ་ཁྱད་) ཁྱིམ་ནང་འཛུལ་འཛུལཝ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ེག (བྱ་ཚིག་) ཁ་གྱེན་ལུ་བལྟ་སྟེ་འཛེག་ནི་ཁྱིམ་གྱི་ཐོག་ཁར་འཛེག་ནི་ཨེ་ཁུག་འཛེག་ནི་རྡོན་ཁྲི་འཛེག་ནི་ཚུ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ེག་སྐས། (མིང་) འཛེག་ནི་གི་ཨེ་ཁུག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ེགན། (བྱ་ཚིག་) ཡར་འཛེག་པ་ཅིན་ཟེར་བའི་བསྡུས་ཚིག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ེགཔ། (བྱ་ཚིག་) ཐོག་ཁ་ལུ་འཛེགཔ་འཛེག་ས།ཡར་ལུ་འཛེག་འཛེགཔ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ེགས། (བྱ་འདས) ལྟག་ལུ་འཛེགས་ཐོག་ཁར་འཛེགས་ཤིང་ཁར་འཛེགས་པའི་འདས་པ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ེམ། (བྱ་ཚིག་) སྡིག་པ་འབད་ནི་ལུ་འཛེམ་དགོ་ཟེར་དོ་བཟུམ།ཟོན་བསྐྱེད་པ།སྤང་བ་ཚུ་དོན་གཅིག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ེམན། (བྱ་ཚིག་) སྡིག་པ་ལུ་འཛེམན་ལེགས་ཞིམ་ཨིན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ེམཔ། (བྱ་ཚིག་)་སྡིག་པ་ལུ་འཛེམ་འཛེམཔ་པའི་ནང་རང་ཉ་བཟུང་དགོཔ་ཐལ་སོ་ཡི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ེམས། (བྱ་འདས) སྡིག་པའི་ལཱ་ལུ་འཛེམས་པ་ཟུར་བ་སྤངས་པའི་འདས་པ་དགེ་ལ་དགའ་ཤིང་སྡིག་ལ་འཛེམས།།ཟེར་དོ་བཟུམ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ེར། (མིང་) སྐད་བསུབས་ཏེ་འཛེར་ཁོག་འགྱོ་ནི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ོམས། (བྱ་ཚིག་) མི་ལེ་ཤ་གཅིག་ཁར་འཛོམས་པའི་འདས་ཚིག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ོམས་ཆད། (མིང་) འཛོམས་འདུས་ལུ་མ་ལྷོད་པའི་ཉེས་ཆད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ོམས་ཐོ། (མིང་) འཛོམས་འདུ་ལུ་འོང་དགོ་མི་དང་འོང་མི་གི་ཐོ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ོམས་དུས། (མིང་) འཛོམས་ནི་གི་དུས་ཚོད།སློབ་གྲྭའི་འཛོམས་དུས་མི་དམངས་འཛོམས་དུས་ཚུ་འཛོམས་དུས་ལུ་ལྷོདཔ་འབད་ཤོག་ཟེར་དོ་བཟུམ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ོམས་དེབ། (མིང་) མི་འཛོམས་མི་ཚུ་ཐོ་བཀོད་འབད་སའི་མ་དེབ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ོམས་བསྡུར། (མིང་) བདེན་བརྫུན་འཛོམས་ཏེ་ག་བསྡུར་འབད་ནི་ཚུ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ོམས་འདུ། (མིང་) འཛོམས་འདུས་ཀྱི་མིང༌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ོམ་དཔང༌། (མིང་) དཔང་པོ།བར་ན་གི་མི།མི་གཉིས་འཐབ་འཛིང་འབདཝ་ད་བར་ན་ཡོད་མི་གི་མི་དང་གཞན་ཡང་གཏམ་ཁ་ཕྲང་མི་གི་མི་ཚུ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ོམས་ཤགས། (མིང་) གདོང་འཛོམ་རྐྱབ་སྟེ་ཤགས་རྐྱབ་ནི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ོལ། (མིང་) ལཱ་འཛོལ་ནི་ལམ་འཛོལ་ནི་ནོར་འཁྲུལ་ཤོར་བ་ལཱ་འཛོལ་རང་འཛོལ་སོ་ནུག་ཟེར་དོ་བཟུམ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ོལ་བ། (མིང་) འཛོལ་བའི་མིང༌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ོལ་མི་འཛོལ། (བྱ་ཁྱད་) ཚིག་འཛོལ་མི་འཛོལ་སྡེབ་འཛོལ་མི་འཛོལ་བལྟ་ཟེར་དོ་བཟུམ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ོལན། (བྱ་ཁྱད་) ལཱ་འཛོལན་འཐུས་ཤོརཝ་ཨིན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ོལ་ནི། (བྱ་ཚིག་) འཛོལ་ནི་མ་འཛོལ།འཐུས་ནི་མ་ཤོར་ཟེར་དོ་བཟུམ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འཛོལཝ། (བྱ་ཚིག་) ལཱ་འཛོལཝ་འཛོལ་ས་འཛོལ་འཛོལཝ་ཟེར་མི་ཕུད་རྡོག་གཅིག་རང་མེད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། (མིང་) ༡སའི་རྫམ་གྱི་མིང༌།༢ཤིང་གི་རྫ།ཕོ་རྫ།མོ་རྫ།འུག་རྫ་ཚུ་ལུ་གོ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་ཁོག (མིང་) ༡རྫམ་ཆག་པའི་རག་རོག་དང༌།༢རྫ་མའི་ནང་ཁོག༣ཁམས་རྫ་ཁོག་ཟེར་བོད་ཁམས་ཀྱི་གཡུས་ཅིག་གི་མིང༌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་མཁན། (མིང་) རྫམ་བཟོ་མི་གི་མི།རྫམ་མཁནམ་ཅིག་གིས་རྫམ་བཙོང་དེས་ཟེར་སླབ་དོ་བཟུམ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་རྔ། (མིང་) མཆོད་པའི་ལྷ་མོ་ཚུ་གི་ལག་པར་ཡོད་མི་མཆོད་རྫས་རྔའི་བྱེ་བྲག་ཅིག་ཨིན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་ཆས། (མིང་) ༡ས་གིས་བཟོ་བཟོ་བའི་ཅ་ལ་ཚུ།༢རྫམ་རྫ་ཆས་ཟེར་བ་ཅིན་ཐབ་ཆ་ལུ་གོ་ནི་ཨིན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་དམ། (མིང་) ས་གིས་བཟོ་བཟོ་བའི་དམ་སྦྱིས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་ནག (མིང་) རྫམ་གུ་དུ་པ་ཆགས་མི་གི་གནགཔ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་སྣོད། (མིང་) ས་གིས་བཟོ་བཟོ་བའི་ཧོད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་ཕོར། (མིང་) ཤིང་རྫ་གིས་བཟོ་བཟོ་བའི་ཕོརཔ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་ཕྱི། (མིང་) རྫ་ཕྱི་ཟེར་མི་ཤིང་ནོར་བུའི་བྱེ་བྲག་ཅིགརྫ་ཕྱི་ལུ་ཕོ་རྫ་མོ་རྫ་འུག་རྫ་ཟེར་བའི་དབྱེ་བ་ཡོད།རྫབ་ཕྱི་ཟེར་འབྲི་སྲོལ་ཡང་ཡོད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་བུམ། (མིང་) ས་གིས་བཟོ་བཟོ་བའི་བུམ་པ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་མ། (མིང་) སའི་རྫམ་ས་གིས་བཟོ་བཟོ་བའི་ཐབ་ཆས་ཅིག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་རི། (མིང་) ཤིང་དང་རྩྭ་ཚུ་ག་ནི་ཡང་མེད་པའི་རྡོ་རང་རོང་འབད་ཡོད་པའི་རི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་རོང༌། (མིང་) རྡོ་རང་རོང་ཡོད་པའི་ལུངམ་ལུ་རྫ་རོང༌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་ཤབས། (མིང་) རྫམ་ཚ་ཏོམ་གྱིས་ལགཔ་མི་ཚ་ནིའི་དོན་ལུ་ཤབས་རྐྱབ་ནི་གི་རས།ཚ་ཤབས་དང་དོན་གཅིག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བ། (མིང་) ཤིང་གི་ནོར་བུ་རྫབ།འདི་ལུ་རྫ་ཟེར་ཡང་སླབ་སྲོལ་ཡོད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བ་རྫོབ། (མིང་ཁྱད་) ༡གོ་རིམ་མེད་པར་ག་ལྷོད་འགྱོ་མི།༢ཨེ་མ་རྫབ་རྫོབ་བཏང་བསྣད་ནུག་ཟེར་བ་ཅིན་རྐང་མ་གིས་བསྣད་ཏེ་མེདཔ་སོང་སོངམ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མ། (མིང་) ཐབ་ཆས་རྫམ།རྫ་མ་ཟེར་བའི་མིང་མཐའ་བསྡུས་པ།ཧ་ཡང་དང་ས་གིས་བཟོ་བཟོཝ་ལ་སོགས་པ་ཐབ་ཁར་ལྟོ་གཡོ་ས་དང་ཚོདམ་བཙོ་སའི་རྫམ།ཀ་ལ་རྫམ་ཚུ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མ་མཁནམ། (མིང་) རྫ་མཁན་དང་གཅིག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ས། (མིང་) ༡ནོར་རྫས་དངོས་རྫས་སྤྱི་རྫས་ཟེར་ན་ནོར་དངོས་པོ་༢མེ་འབར་ནི་གི་རྫས་སྨན་རྫས་ཚུ་རྫས་སྦྱོར་གྱི་ཕྱེ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ས་ཁམས། (མིང་) རྫས་སྦྱོར་གྱི་ཁམས།རྫས་ཁམས་རིག་པ་ཚུ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ས་ཁུག (མིང་) མེ་མདའི་རྫས་འདེགས་སའི་ཧོད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ས་ཁེབས། (མིང་) རྫས་བཤམ་མི་གི་གུ་ལུ་བཀབ་ནིའི་ཁེབས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ས་ངན། (མིང་) དུག་གི་སྦྱོར་བ་ཡོད་པའི་རྫས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ས་གཅིག་པ། (མིང་) མེ་དང་མེ་གི་མཚན་ཉིད་ཚ་བ་གཉིས་སོ་སོ་མེན་པར་རྫས་གཅིག་ཨིན་དོ་བཟུམ།ངོ་བོ་གཅིག་ཟེར་བའི་དོན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ས་ཐ་དད་པ། (མིང་) རྫས་སོ་སོར་སྐྱེས་པའི་ཆོས་གཟུགས་དང་ཤེས་པ་བཟུམ།ངོ་བོ་མི་གཅིག་ཟེར་བའི་དོན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ས་དྲི། (མིང་) མེ་མདའི་རྫས་ཀྱི་དྲིམ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ས་མདེའུ། (མིང་) ཀྲོབ་མདའ་ཚུ་གི་མདེའུ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ས་ཕྲ་བ། (མིང་ཁྱད་) ཆུ་འབུར་གྱི་མིག་ཏོ་གིས་མཐོང་མ་ཚུགས་པའི་རྫས་ཕྱ་སི་སི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ས་བམ། (མིང་) ནང་རྫས་གས་བཏུབ་པའི་མཚོན་ཆ་བམ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ས་སྦྱོར། (མིང་) ༡སྨན་གྱི་རྫས་ཨིན་རུང་དུག་གི་རྫས་ཨིན་རུང་རྫས་རྣམ་པ་སྣ་ཚོགས་བླུགས་ཏེ་བཟོ་བའི་རྫས་སྦྱོར།༢ཚོད་མའི་རྫས་སྦྱོར་ཟེར་བ་ཅིན་ཐིང་ངེ་དང་སྒོསྐོགཔ་ཚུ་ལུ་གོ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ས་མཚུངས་པ། (མིང་) དངོས་རྫས་དང་རྒྱུ་ཆ་ཚུ་ཅོག་འཐདཔ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ས་རླུང༌། (མིང་) རྫས་སྦྱོར་གྱི་དུག་རླུང༌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ས་ལུད། (མིང་) ཕྱི་ཁ་ལས་བཏོན་པའི་རྫས་སྦྱོར་གྱིས་བཟོ་བའི་ལུད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ི། (མིང་) དྲི་དང་དོན་གཅིག།ཤ་ཁྱི་ཚུ་གིས་ཤ་ག་ཏེ་ཡོད་ལྷབ་པ་གིས་དྲིམ་ཚོར་ནི།རྫི་དཔྱད་དེ་འགྱོ་ནི།ཨརཝ་གིས་ལགཔ་འདོགས་མི་གི་རྫི་དཔྱད་དེ་ཨརཝ་འཚོལ་ནི་ཚུ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ི་ཆར། (མིང་) རླུང་དང་སླ་བསྲེས་པའི་ཆརཔ་ཤུགས་ཅན་རང་མིན་མི་ཅིག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ི་བོ། (མིང་) ནོར་འཚོ་མི་ནོར་རྫིཔ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ི་མ། (མིང་) མིག་རྫིམ་དང་དོན་གཅིག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ི་མེད། (མིང་) ༡མིག་རྫིམ་མེད་མི།༢དྲིམ་མེད་མི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ིག་ཉམས། (མིང་) འཇིགས་སི་སི་བཟོ་ནི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ིག་གཏམ། (མིང་) བློ་འཇིགས་སི་སི་སླབ་ནི།ཁོ་རང་ཨིན་ཨིན་རང་འདྲཝ་བཟོ་སྟེ་སླབ་པའི་གཏམ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ིང༌། (མིང་) ཆུའི་རྫིང་ཆུ་འཁྱིལ་སྡོད་སྡོདཔ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ིང་ཆུ། (མིང་) རྫིང་ནང་འཁྱིལ་བའི་ཆུ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ིང་བུ། (མིང་) ཆུ་རྫིང་ཆུང་ཀུགུ་ཁྲུས་ཀྱི་རྫིང་བུ་ཚུ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ིཔ། (མིང་) ནོར་རྫིཔ།གནག་རྫིཔ་ཚུ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ིམ། (མིང་) རྫི་མ་གི་བསྡུས་ཚིག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ིབ་རྡོ། (མིང་) སྤང་ནང་མེ་འཕུ་སྟེ་རྫམ་བཀལ་ནི་གི་སྒྱེད་བུ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ིབུ། (མིང་) ཐབ་ཀྱི་རྫིབུ་སྒྱེད་བུ་དང་དོན་གཅིག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ིའུ། (མིང་) རྫི་བོ་དང་དོན་གཅིགནོར་གྱི་གཡོགཔོ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ིས། (མིང་) རྐང་མ་དང་ལག་པ་གིས་སྤགས་དང་འདམ་ཚུ་བསྣད་པའི་བྱེད་བསྐུལ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ུ། (མིང་) རྣམ་པ་གཞན་དང་གཞན་ལུ་སྟོན་ཏེ་ངོ་མ་མིན་པར་རྫུ་བ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ུ་འཕྲུལ། (མིང་) རྣམ་པ་གཞན་དང་གཞན་ལུ་སྤྲུལ་ཏེ་མིན་པར་རྫུ་བ་དང་ཡོད་པར་འཕྲུལ་བ་གཉིས་གཅིག་ཁར་སླབ་ཐངས།ཆོ་འཕྲུལ་དང་དོན་གཅིག་ཨིན་རུང་རྫུ་འཕྲུལ་འདི་ལེགས་པའི་ཚིག་འདོན་རྐྱངམ་གཅིག་ལུ་སྦྱརཝ་ཨིན།སངས་རྒྱས་དང་བྱང་ཆུབ་སེམས་དཔའ་ཚུ་གནས་ཚུལ་དང་སྣང་ཚུལ་གཉིས་མེད་དུ་རྟོགས་ཚར་ནི་འདི་གིས་སྐུ་གསུང་ཐུགས་ཀྱི་རྫུ་འཕྲུལ་ཡ་མཚན་ཆེ་ཏོག་ཏོ་གི་རྣམ་པ་སྟོན་ནི་ཡོད་མི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ུན། (མིང་) ཤོབ་རྐྱབ་པའི་མིང༌།ངག་གི་མི་དགེ་བ་བཞི་ལས་གཅིག་ཨིན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ུན་ཁ། (མིང་) ཉེས་ཁ་གི་མིང༌།དཔེར་ན་རྫུན་ཁ་དཔགརྫུན་ཁ་བཟེད།རྫུན་ཁ་ཕོག་ཚུ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ུན་སྒྲ། (མིང་) སྒྲ་ངོ་མ་མིན་པའི་རྫུན་མ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ུན་ཆས། (མིང་) མགུ་ཏོག་ཁར་རང་གི་སྐྱ་ངོ་མ་མེན་རུང་སྐྱ་ཚབ་བཙུགས་དོ་བཟུམ་ཆས་རྫུན་པ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ུན་གཏམ། (མིང་) བདེན་པ་མེད་པའི་བློ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ུན་པ། (མིང་) བདེན་པའི་འགལ་མིང༌།གཏམ་བདེན་རྫུན་ཕྱེཝ་ད་རྫུན་པ་ལུ་ཉེས་བྱ་ཕོགཔ་ཨིན་ཟེར་དོ་བཟུམ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ུན་མ། (མིང་) རྫུན་པ་དང་དོན་གཅིགངོ་མ་མིན་པ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ུན་ཚིག (མིང་) ཚིག་ངོ་མ་མིན་པའི་ཤོབ་ཀྱི་ཚིག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ུནམ། (མིང་) མིང་མཐའ་བསྡུཝ་ཙམ་ལས་རྫུན་མ་དང་དོན་གཅིག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ུས་སྐྱེས། (མིང་) མེ་ཏོག་པདྨའི་ནང་ལས་རྫུས་ཏེ་སྐྱེ་ནི་གུ་རུ་རིན་པོ་ཆེ་བཟུམ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ུས་མ། (མིང་) ངོ་མ་མིན་པའི་བཅོས་མ།གོས་ཆེན་རྫུས་མ།ཤོག་ལོར་རྫུས་མ་ཚུ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ོགས། (བྱ་ཁྱད་) ༡མཇུག་བསྡུ་བ།ལཱ་ཞིན་སོ་ཡི་ཚར་ཡི་ཟེར་བའི་དོན།༢ཚང་བའི་དོན།དཔེར་ན་མཚན་དཔེ་ཡོངས་རྫོགས་ཟེར་སླབ་དོ་བཟུམ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ོགས་ཁམས། (མིང་) རྫོག་རནམ་ད་གི་དུས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ོགས་ཆེན། (མིང་) རྫོགས་པ་ཆེན་པོ་ཟེར་འཁོར་འདས་ཀྱི་ཆོས་ག་ར་རང་གི་རིག་པ་ཉག་གཅིག་ལུ་རྫོགས་པའི་ཚུལ་སྟོན་པའི་མན་ངག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ོགས་ཆེན་དགོན་པ། (མིང་) རབ་བྱུང་བཅུ་གཅིག་པའི་ནང་ཁམས་སྡེ་དགེ་ལུ་གྲུབ་དབང་པདྨ་རིག་འཛིན་གྱིས་ཕྱག་བཏབ་པའི་ཨོ་རྒྱན་བསམ་གཏན་ཆོས་གླིང་དགོན་པ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ོགས་ཆེན་སྡེ་གསུམ། (མིང་) གསང་སྔགས་རྫོགས་པ་ཆེན་པོའི་ཐེག་པའི་ནང་གསེས་སེམས་སྡེ་ཀློང་སྡེ་མན་ངག་གི་སྡེ་གསུམ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ོགས་མཐའ། (མིང་) རྫོགས་ནི་ལུ་ལྷོདཔ།རྫོགས་པའི་མཐའ་མ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ོགས་པ་ཆེན་པོ། (མིང་) རྫོགས་ཆེན་དང་དོན་གཅིག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ོགས་པའི་བྱང་ཆུབ། (མིང་) སངས་རྒྱས་ཀྱི་ས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ོགས་པའི་སངས་རྒྱས། (མིང་) སངས་རྒྱས་སྤྱིར་བཏང་གི་མཚན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ོགས་ཚིག (མིང་) རྫོགས་སོང་པའི་ཚིགསྐབས་ཀྱི་དོན་རྫོགས་པའི་སྒྲ་འབད་ནི་འདི་གིས་སླར་བསྡུ་ལུ་ཡང་རྫོགས་ཚིག་ཟེར་སླབ་ཨིན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ོགས་མཚམས། (མིང་) རྫོགས་ཁམས་དང་དོན་གཅིག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ོགས་རིམ། (མིང་) ཐབས་བསྐྱེད་རིམ་གྱི་སྣང་ཆ་ཤེས་རབ་སྟོང་པ་ཉིད་ཀྱི་ཀློང་དུ་རྫོགས་པའི་རིམ་པ།དེ་ལུ་བསྡུ་རིམ་ཟེར་ཡང་སླབ་འོང༌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ོགས་སོ། (མིང་) མཇུག་བསྡུ་བའི་དོན།གཉེར་ཚང་རྫོགས་སོ་ཡི་སྟོབས་ཤུགས་རྫོགས་སོ་ཡི་ཚུ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ོགསན། (མིང་) ལཱ་རྫོགསན་ངལ་འཚོ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ོགསཔ། (བྱ་ཁྱད་) རྒྱགས་སྐལ་རྫོགས་རྫོགསཔ་ཚེ་རྫོགས་རྫོགསཔ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ོང༌། (མིང་) གཞན་གྱིས་མི་ཐུབ་པའི་ཁྱིམ་བཙན་དྲག་དགྲ་རྫོང༌།གཞུང་སྲིད་འཛིན་སྐྱོང་ལྟེ་བ་ཆགས་ས་ཚུ་གི་ཁྱིམ་སྦོམ།དཔེར་ན་ཐིམ་ཕུ་རྫོང་ལྷུན་རྩེ་རྫོང་བྱ་དཀར་རྫོང་ཚུ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ོང་ཁ། (མིང་) འབྲུག་གི་རྒྱལ་ཡོངས་སྐད་ཡིག་གི་མིང༌།འབྲུག་གི་སྲིད་སྐྱོང་ལྟེ་བའི་རྫོང་གཞིས་ཚུ་ནང་རྐྱབ་མིའི་ཁ་འབད་ནི་འདི་གིས་རྫོང་ཁ་ཟེར་བཏགས་བཏགསཔ་མས།མ་པ་ཤར་ཝང་སྤར་གསུམ་གྱི་ཡུལ་སྐད་ཨིན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ོང་ཁག (མིང་) ཐིམ་ཕུ་རྫོང་ཁག་ཟེར་དོ་བཟུམ་རྫོང་གཞི་རེའི་འོག་གི་ཁག་ཚན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ོང་ཁག་ཁྲིམས་ཀྱི་འདུན་ས། (མིང་) རྫོང་ཁག་གི་གནས་ཚད་ནང་ཡོད་པའི་ཁྲིམས་ཁང༌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ོང་ཁག་ཡར་རྒྱས་ཚོགས་འདུ། (མིང་) རྫོང་ཁག་གི་སྲིད་སྐྱོང་ཚོགས་སྡེ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ོང་མངའ་ཆབ་ཤུབས། (མིང་) ཆིབས་གྲལ་སྐབས་བསྒྲིག་སྲོལ་ཡོད་པའི་སྐུ་ཆས་ཙམ་ཙུམ་འདེགས་པའི་སྦུན་གྲིལ་དང་ཆབ་ཆུ་པ་ལང་ཇན་དོབ་འདེགས་སའི་ཁྲི་ཁུག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ོང་ཅུང༌། (མིང་) ༡རྫོང་ཆུང་གི་རིགས།༢སྤུ་ན་རྫོང་ཅུང་ཟེར་བ་ཅིན་རྫོང་གི་ལྟག་ལུ་ཡོད་མི་པན་ཆེན་ནགས་ཀྱི་རིན་ཆེན་གྱིས་བཞེངས་པའི་ལྷ་ཁང༌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ོང་ཆུང༌། (མིང་) སྦྱིས་སྟེགས་ཁ་རྫོང་གླིང་བཞི་རྫོང་སྐྱབས་ཁྱ་རྫོང་ཟེར་དོ་བཟུམ་རྫོང་ཆུང་ཀུ་གི་རིགས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ོང་ཆེན། (མིང་) སྤུངས་ཐང་རྫོང་ཐིམ་ཕུག་རྫོང་ཀྲོང་གསར་རྫོང་ཟེར་དོ་བཟུམ་རྫོང་སྦོམ་གྱི་རིགས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ོང་དར། (མིང་) གོ་ས་གི་དར་ལུ་རྫོང་དར་ཟེར་སླབ་ཨིན།ད་རེས་རྒྱལ་པོ་གིས་བློན་པོ་ལུ་རྫོང་དར་གནང་ཡི་ཟེར་དོ་བཟུམ།ཧེ་མ་འབདན་རྫོང་གཞིས་གཅིག་ལུ་དབང་ནི་འདི་གིས་རྫོང་དར་ཟེར་བཏགས་ནུག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ོང་བདག (མིང་) རྫོང་ཁག་གཅིག་གི་འགོ་དཔོན།རྫོང་ཁག་འཛིན་སྐྱོང་འཐབ་མི་ཧེ་མ་གི་རྫོང་དཔོན་ཟེར་མི་དང་དོན་གཅིག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ོང་སྡེ། (མིང་) རྫོང་ཁག་གཉིས་གསུམ་ལས་མ་ཉུང་བའི་བདག་སྐྱོང་ལས་ཁུངས་ལྟེ་བ་ལུ་རྫོང་སྡེ་ཟེར་སླབ་ཨིན།མངའ་སྡེ་དང་དོན་གཅིག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ོང་སྡེའི་སྤྱི་ཁྱབ། (མིང་) མངའ་སྡེའི་སྤྱི་ཁྱབ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ོང་སྡོད། (མིང་) རྫོང་ནང་སྡོད་མི་དགེ་སློང་དཔོན་ཁག་འབོད་སྒརཔ་ཚུ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ོང་བརྡ། (མིང་) ཆོས་སྐད་ལས་གཞན་ཅིག་ཁར་འགྱོ་དགོཔ་འབད་བཏང་བའི་དོན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ོང་ནང༌། (མིང་) རྫོང་གི་ནང་ན་ཟེར་བའི་བསྡུས་ཚིག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ོང་དཔོན། (མིང་) ༡རྫོང་གཞི་དང་ལྷ་ཁང་དགོན་སྡེ་བདག་འཛིན་འཐབ་མི་འབད་བཀལ་བའི་དཔོན།༢གྲྭ་ཚང་ནང་ལས་དགོན་སྡེ་སྦོམ་ཚུ་གི་བདག་སྐྱོང་པ་འབད་བསྐོ་བཞག་གནང་བའི་སློབ་དཔོན་གྱི་མིང༌།དཔེར་ན་ཕ་ཇོ་སྡིང་རྫོང་དཔོན་བྱམས་པ་ལྷ་ཁང་རྫོང་དཔོན་བཟུམ་ལུ་གོ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ོང་ཚབ། (མིང་) རྫོང་བདག་དང་རྫོང་དཔོན་གྱི་ཚབ་མ་འབད་རྫོང་གཞི་བདག་འཛིན་འཐབ་མི་གི་གོ་གནས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ོང་གཞིས། (མིང་) རྫོང་དང་ཆ་འོག་གཅིག་ཁར་སླབ་ཐངས།རྫོང་གཞིས་ཁག་གི་སྒྲིག་ལམ་རྣམ་གཞག་ཟེར་དོ་བཟུམ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ོབ། (མིང་) ༡ཀུན་རྫོབ་ཟེར་བ་ཅིན་ཤེས་བྱའི་གནས་ལུགས་ལུ་མེད་པའི་འཁྲུལ་སྣང་ཡོད་ཚད་དང་༢བརྡུང་རྫོབ་འབད་ནི་རྐང་མ་གིས་རྫོབ་ནི།༣ལཱ་རྫབ་རྫོབ་གཡོ་སྒྱུ་འབད་ནི།༤ཇ་ནང་འཛརཝ་བླུགས་ཏེ་ཟ་ནི་ལུ་འཛརཝ་རྫོབ་སྟེ་ཟ་ཟེར་སླབ་ཨིན།ཚོད་མའི་ནང་ལྟོ་རྫོབ་ནི་ཚུ་ཡང་ཨིན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ོབན། (མིང་) ཨོམ་ནང་སྲིབ་རྫོབ་སྟེ་ཟ་བ་ཅིན་ཞིམ།རྫོབ་པའི་བྱེད་ཚིག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རྫོབས། (འདས་སྐུལ་) ཇ་དང་འཛརཝ་རྫོབ་པའི་འདས་སྐུལ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བརྫང༌། (བྱ་ཁྱད་) ༡གཞན་དུ་བརྫང་ཟེར་བང་བཙོང་སྟེ་གཏང་ནི་དང་༢ཧོད་ཆུང་ཀུ་གཅིག་གི་ནང་ལུ་ཅ་ལ་སྦོམ་བལྟིར་ནི་ལུ་ཡང་གོ་འོང༌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བརྫངན། (མིང་) བརྫངན་བརྫངམ་རང་དྲག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བརྫངས། (བྱ་ཁྱད་) ༡ནང་ན་བརྫངས་པའི་འདས་པ་ཁ་ཙ་ལས་ཅ་ལ་ག་ར་ཁྱིམ་ནང་བརྫངས་བཞག་ནུག་ཟེར་དོ་བཟུམ།༢ཆོས་སྐད་ལས་གཞན་ཁར་དབང་གིས་བཏང་བའི་འདས་པ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བརྫམ། (བྱ་ཚིག་) ཤ་དང་ཤིང་ཚུ་རྫམ་པའི་བྱ་ཚིག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བརྫམན། (བྱ་ཚིག་) ཤ་བརྫམན་གྱི་ཅུ་དགོ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བརྫམས། (བྱ་འདས་) ཤ་དང་ཚལ་མ་ཚུ་བརྫམས་ཚར་བའི་འདས་ཚིག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བརྫི། (བྱ་ཚིག་) ལག་པ་གིས་འདམ་བསྣད་ནི་རྐང་པ་གིས་བསྣད་ནི་དང་དོན་འདྲ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བརྫིས། (བྱ་འདས) འདམ་དང་སྤགས་ཚུ་བསྣད་ཚར་བའི་འདས་ཚིག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བརྫུན། (མིང་) ༡རང་གིས་ལཱ་ངན་པ་འབད་དེ་རྫུན་པའི་གྲལ་དུ་ཚུད་པའི་བྱ་ཚིག༢ཤི་བརྫུན་བཏབ་སྡོད་ནུགན་བརྫུན་བཏབ་མ་སྡོད་ཟེར་དོ་བཟུམ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བརྫུན་སྐྲ། (མིང་) བརྫུན་མ་བཟོ་བཟོ་བའི་སྐྱ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བརྫུན་པ། (མིང་) རྫུན་པ་དང་དོན་གཅིག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བརྫུཝ། (མིང་) མེནམ་བཟུམ་བཟོ་སྟེ་སྡོད་པའི་དོན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བརྫུས། (མིང་) མེན་རུང་ཨིནམ་བཟུམ་བཟོ་སྡོད་པའི་འདས་ཚིག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བརྫུས་སྐྱེས། (མིང་) བརྫུས་ཏེ་སྐྱེས་པའི་བྱ་ཚིགསྐྱེ་གནས་བཞི་ལས་ཕ་མ་མེད་པར་སྤྲུལ་ཏེ་སྐྱེ་མི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བརྫུས་སྐྲ (མིང་) བརྫུན་སྐྲ་དང་དོན་གཅིག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བརྫུས་ཆས། (མིང) ངོ་གསང་ཐབས་ཀྱི་ཆས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བརྫུས་མ། (མིང་) རྫུས་མ་དང་དོན་གཅིགབཅོས་མ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བརྫུས་བཟོ། (མིང་) མེནམ་འབད་བཟོ་བཟོཝ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བརྫེ། (བྱ་ཚིག་) གོ་ལ་ཡར་བརྫེ་ནི།གོ་གི་ལགཔ་ཡར་བརྫེ་ནི་ལགཔ་ཡར་བརྫེས་བརྐྱབ་སྟེ་ངེའི་གུ་མཆོངས་ཏེ་འོངམ་མས་ཟེར་དོ་བཟུམབརྫེ་བའི་བྱ་ཚིག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བརྫེ་སྐོར། (མིང་) ༡རྫམ་བཀལ་སའི་བརྫེ་སྐོར་དེ་ལས་མགུ་ཏོག་ཁར་བཙུགས་ནི་ལྕང་མའི་ལྕུག་གུ་གི་ཐོད་བརྫེ་སྐོར་ཚུ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བརྫེནི། (བྱ་ཚིག་) གོ་ལ་ཡར་རང་བརྫེནི་ཨ་དྲུང་བཟུམ་མཐོང་འོང༌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བརྫེཝ། (བྱ་འདས) ལགཔ་ཡར་བརྫེས་བརྫེཝ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བརྫེས། (བྱ་འདས་) གོ་ལ་ཡར་བརྫེས་བརྐྱབས་པའི་འདས་ཚིག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བརྫོབ། (བྱ་ཚིག་) ༡རྐང་མ་གིས་གོ་ལ་ཚུ་བསྣད་ནི།༢ཇ་དང་ལྟོ་བརྫོབ་ནི་ཚུ་གི་བྱ་ཚིག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བརྫོབན། (བྱ་ཚིག་) རྐང་མ་གིས་གོ་ལ་བརྫོབན་མེདཔ་འགྱོ་འོང༌།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བརྫོབས། (བྱ་འདས་) རྐངམ་གིས་རྫོབ་ནི་དང་ཇ་དང་ལྟོ་རྫོབ་ནི་ཚུ་གི་འདས་ཚིག།</text:p>
          </table:table-cell>
          <table:table-cell table:number-columns-repeated="255"/>
        </table:table-row>
        <table:table-row table:style-name="ro1" table:number-rows-repeated="6521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Jomolhari" svg:font-family="Jomolhari" style:font-pitch="variable"/>
    <style:font-face style:name="Jomolhari1" svg:font-family="Jomolhari" style:font-adornments="Regular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Wangdi" svg:font-family="Wangdi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Bitstream Vera Sans" style:language-asian="zxx" style:country-asian="none" style:font-name-complex="Bitstream Vera Sans" style:language-complex="dz" style:country-complex="BT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Wang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2">12/12/2008</text:date>, <text:time>12:10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11-24T10:02:22</meta:creation-date>
    <dc:date>2008-12-12T12:10:42</dc:date>
    <meta:editing-cycles>12</meta:editing-cycles>
    <meta:editing-duration>PT4H22M6S</meta:editing-duration>
    <meta:user-defined meta:name="Info 1"/>
    <meta:user-defined meta:name="Info 2"/>
    <meta:user-defined meta:name="Info 3"/>
    <meta:user-defined meta:name="Info 4"/>
    <meta:document-statistic meta:table-count="3" meta:cell-count="321"/>
  </office:meta>
</office:document-meta>
</file>